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, sans-serif" svg:font-family="'arial, sans-serif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Arial" fo:font-size="11.25pt" fo:font-weight="bold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Arial" fo:font-size="11.25pt" fo:font-weight="normal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Calibri1" fo:font-size="9.75pt" fo:font-weight="normal" fo:background-color="#ffff00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Calibri1" fo:font-size="9.75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text-properties fo:background-color="#ffff00"/>
    </style:style>
    <style:style style:name="P9" style:family="paragraph" style:parent-style-name="Standard">
      <style:paragraph-properties fo:line-height="100%" fo:text-align="start" style:justify-single-word="false"/>
      <style:text-properties fo:background-color="#ffff00"/>
    </style:style>
    <style:style style:name="P10" style:family="paragraph" style:parent-style-name="Standard">
      <style:paragraph-properties fo:line-height="100%" fo:text-align="start" style:justify-single-word="false" fo:break-before="page"/>
    </style:style>
    <style:style style:name="P11" style:family="paragraph" style:parent-style-name="Standard">
      <style:paragraph-properties fo:line-height="100%" fo:text-align="start" style:justify-single-word="false"/>
      <style:text-properties fo:background-color="#ffff00"/>
    </style:style>
    <style:style style:name="P12" style:family="paragraph" style:parent-style-name="Standard" style:list-style-name="L1">
      <style:paragraph-properties fo:margin-left="0cm" fo:margin-right="0cm" fo:text-indent="-0.019cm" style:auto-text-indent="false">
        <style:tab-stops>
          <style:tab-stop style:position="0.43cm"/>
        </style:tab-stops>
      </style:paragraph-properties>
      <style:text-properties fo:background-color="#ffff00"/>
    </style:style>
    <style:style style:name="T1" style:family="text">
      <style:text-properties fo:color="#000000" style:font-name="Arial" fo:font-size="11pt" fo:font-weight="bold" fo:background-color="transparent" style:font-name-asian="Arial" style:font-name-complex="Arial"/>
    </style:style>
    <style:style style:name="T2" style:family="text">
      <style:text-properties fo:color="#000000" style:font-name="Arial" fo:font-size="11pt" fo:font-weight="bold" fo:background-color="#ffff00" style:font-name-asian="Arial" style:font-name-complex="Arial"/>
    </style:style>
    <style:style style:name="T3" style:family="text">
      <style:text-properties fo:color="#000000" style:font-name="Arial" fo:font-size="11pt" fo:font-weight="normal" fo:background-color="#ffff00" style:font-name-asian="Arial" style:font-name-complex="Arial"/>
    </style:style>
    <style:style style:name="T4" style:family="text">
      <style:text-properties fo:color="#000000" style:font-name="Arial" fo:font-size="11pt" fo:font-weight="normal" fo:background-color="transparent" style:font-name-asian="Arial" style:font-name-complex="Arial"/>
    </style:style>
    <style:style style:name="T5" style:family="text">
      <style:text-properties fo:color="#000000" style:font-name="Arial" fo:font-size="11.25pt" fo:font-weight="bold" fo:background-color="#ffff00" style:font-name-asian="Arial" style:font-name-complex="Arial"/>
    </style:style>
    <style:style style:name="T6" style:family="text">
      <style:text-properties fo:color="#000000" style:font-name="Arial" fo:font-size="11.25pt" fo:font-weight="bold" fo:background-color="transparent" style:font-name-asian="Arial" style:font-name-complex="Arial"/>
    </style:style>
    <style:style style:name="T7" style:family="text">
      <style:text-properties fo:color="#000000" style:font-name="Arial" fo:font-size="11.25pt" fo:font-weight="normal" fo:background-color="#ffff00" style:font-name-asian="Arial" style:font-name-complex="Arial"/>
    </style:style>
    <style:style style:name="T8" style:family="text">
      <style:text-properties fo:color="#000000" style:font-name="Arial" fo:font-size="11.25pt" fo:font-weight="normal" fo:background-color="transparent" style:font-name-asian="Arial" style:font-name-complex="Arial"/>
    </style:style>
    <style:style style:name="T9" style:family="text">
      <style:text-properties fo:color="#000000" style:font-name="Times New Roman" fo:font-size="14pt" fo:font-weight="normal" fo:background-color="#ffff00" style:font-name-asian="Times New Roman" style:font-name-complex="Times New Roman"/>
    </style:style>
    <style:style style:name="T10" style:family="text">
      <style:text-properties fo:color="#000000" style:font-name="Times New Roman" fo:font-size="14pt" fo:font-weight="normal" fo:background-color="transparent" style:font-name-asian="Times New Roman" style:font-name-complex="Times New Roman"/>
    </style:style>
    <style:style style:name="T11" style:family="text">
      <style:text-properties fo:color="#000000" style:font-name="arial, sans-serif" fo:font-size="9.75pt" fo:font-weight="normal" fo:background-color="transparent" style:font-name-asian="arial, sans-serif" style:font-name-complex="arial, sans-serif"/>
    </style:style>
    <style:style style:name="T12" style:family="text">
      <style:text-properties fo:color="#000000" style:font-name="arial, sans-serif" fo:font-size="9.75pt" fo:font-weight="normal" fo:background-color="#ffff00" style:font-name-asian="arial, sans-serif" style:font-name-complex="arial, sans-serif"/>
    </style:style>
    <style:style style:name="T13" style:family="text">
      <style:text-properties fo:color="#000000" style:font-name="arial, sans-serif" fo:font-size="9.75pt" fo:font-weight="normal" style:font-name-asian="arial, sans-serif" style:font-name-complex="arial, sans-serif"/>
    </style:style>
    <style:style style:name="T14" style:family="text">
      <style:text-properties fo:color="#000000" style:font-name="Calibri1" fo:font-size="9.75pt" fo:font-weight="normal" fo:background-color="transparent" style:font-name-asian="Calibri1" style:font-name-complex="Calibri1"/>
    </style:style>
    <style:style style:name="T15" style:family="text">
      <style:text-properties fo:color="#000000" style:font-name="Calibri1" fo:font-size="9.75pt" fo:font-weight="normal" fo:background-color="#ffff00" style:font-name-asian="Calibri1" style:font-name-complex="Calibri1"/>
    </style:style>
    <style:style style:name="T16" style:family="text">
      <style:text-properties fo:color="#000000" style:font-name="Calibri1" fo:font-size="9.75pt" fo:font-weight="normal" style:font-name-asian="Calibri1" style:font-name-complex="Calibri1"/>
    </style:style>
    <text:list-style style:name="L1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ЖКХИНФОРМ.РФ</text:p>
      <text:p text:style-name="P1"><text:span text:style-name="T2">Описание продукта</text:span><text:span text:style-name="T9"><text:line-break/></text:span><text:span text:style-name="T3">- </text:span><text:span text:style-name="T3">Что такое ЖКХинформ.РФ?</text:span><text:span text:style-name="T9"><text:line-break/></text:span><text:span text:style-name="T3">- </text:span><text:span text:style-name="T3">Как подключиться? Сроки.</text:span><text:span text:style-name="T9"><text:line-break/></text:span><text:span text:style-name="T3">- </text:span><text:span text:style-name="T3">Сколько это стоит?</text:span><text:span text:style-name="T10"><text:line-break/></text:span><text:span text:style-name="T10"><text:line-break/></text:span><text:span text:style-name="T1">Модуль “Личный кабинет РЭУ”</text:span></text:p>
      <text:p text:style-name="P1"><text:span text:style-name="T5">- </text:span><text:span text:style-name="T7">вход по логину-паролю</text:span><text:span text:style-name="T6"><text:line-break/></text:span><text:span text:style-name="T3">- </text:span><text:span text:style-name="T3">обратная связь с разработчиками (техническая и информационно-справочная поддержка), сроки предоставление ответа, регламента, </text:span><text:span text:style-name="T4">возможность прикрепления файла</text:span><text:span text:style-name="T11"><text:line-break/></text:span><text:span text:style-name="T4">- </text:span><text:span text:style-name="T4">информация о компании (</text:span><text:span text:style-name="T3">контактные данные</text:span><text:span text:style-name="T4">, объявления)</text:span><text:span text:style-name="T11"><text:line-break/></text:span><text:span text:style-name="T11"><text:line-break/></text:span><text:span text:style-name="T1">Модуль “Управление авто-информатором”</text:span><text:span text:style-name="T11"><text:line-break/></text:span><text:span text:style-name="T3">- </text:span><text:span text:style-name="T3">обновление БД</text:span><text:span text:style-name="T12"><text:line-break/></text:span><text:span text:style-name="T3">- </text:span><text:span text:style-name="T3">история обновлений</text:span><text:span text:style-name="T11"><text:line-break/></text:span><text:span text:style-name="T4">- </text:span><text:span text:style-name="T4">добавление объявлений</text:span><text:span text:style-name="T11"><text:line-break/></text:span><text:span text:style-name="T11"><text:line-break/></text:span><text:span text:style-name="T1">Модуль “Рассылка универсальных сообщений”</text:span><text:span text:style-name="T11"><text:line-break/></text:span><text:span text:style-name="T3">- </text:span><text:span text:style-name="T3">разослать информацию о задолженности</text:span><text:span text:style-name="T11"><text:line-break/></text:span><text:span text:style-name="T4">-</text:span><text:span text:style-name="T3"> </text:span><text:span text:style-name="T3">разослать сообщение</text:span><text:span text:style-name="T11"><text:line-break/></text:span><text:span text:style-name="T11"><text:line-break/></text:span><text:span text:style-name="T3">фильтр: всем, по улице, по дому, по квартирам</text:span></text:p>
      <text:p text:style-name="P7"/>
      <text:p text:style-name="P3">Административная система</text:p>
      <text:p text:style-name="P1"><text:span text:style-name="T7">- </text:span><text:span text:style-name="T7">добавление, редактирование РЭУ</text:span></text:p>
      <text:p text:style-name="P1"><text:span text:style-name="T7">- </text:span><text:span text:style-name="T7">вход в функционал любой рэу</text:span></text:p>
      <text:p text:style-name="P1"><text:span text:style-name="T7">- </text:span><text:span text:style-name="T7">просмотр сообщений поддержки, написание ответа,</text:span><text:span text:style-name="T8"> оповещение на е-маил</text:span></text:p>
      <text:p text:style-name="P1"><text:span text:style-name="T7">- </text:span><text:span text:style-name="T7">исправление информации на первой странице</text:span></text:p>
      <text:p text:style-name="P7"/>
      <text:p text:style-name="P4">10 000</text:p>
      <text:p text:style-name="P4"/>
      <text:p text:style-name="P10"><text:span text:style-name="T14">Техническая</text:span><text:span text:style-name="T11"> </text:span><text:span text:style-name="T14">поддержка</text:span><text:span text:style-name="T11">.</text:span></text:p>
      <text:p text:style-name="P8">1) Ввести тикет (#).</text:p>
      <text:p text:style-name="P8">2) В рамках тикета может быть длинная переписка</text:p>
      <text:p text:style-name="P8">3) ввести поле, файл (1 +)</text:p>
      <text:p text:style-name="P8">4) сортировка и цветовое выделение (выполненно - зеленый, невыполненно - ораньжевый), сортировка, сначала невыпоненные, дате</text:p>
      <text:p text:style-name="P8">5) вносить письма самим через администратора</text:p>
      <text:p text:style-name="P8">6) в заголовке жек</text:p>
      <text:list xml:id="list41176485" text:style-name="L1">
        <text:list-item>
          <text:p text:style-name="P12">в подробной информации выводить контактные данные</text:p>
        </text:list-item>
        <text:list-item>
          <text:p text:style-name="P12">что бы могли поменять почту техподдержки в техподдержке</text:p>
        </text:list-item>
      </text:list>
      <text:p text:style-name="P7"/>
      <text:p text:style-name="P5">Города</text:p>
      <text:p text:style-name="P1"><text:span text:style-name="T12">1) </text:span><text:span text:style-name="T15">добавить</text:span><text:span text:style-name="T12"> </text:span><text:span text:style-name="T15">города</text:span><text:span text:style-name="T12">, </text:span><text:span text:style-name="T15">кодтелефонный</text:span><text:span text:style-name="T12"> </text:span><text:span text:style-name="T15">был</text:span></text:p>
      <text:p text:style-name="P7"/>
      <text:p text:style-name="P7"/>
      <text:p text:style-name="P6">РЭУ</text:p>
      <text:p text:style-name="P1"><text:span text:style-name="T12">1) </text:span><text:span text:style-name="T15">в</text:span><text:span text:style-name="T12"> </text:span><text:span text:style-name="T15">редактировании</text:span><text:span text:style-name="T12"> </text:span><text:span text:style-name="T15">рэу</text:span><text:span text:style-name="T12">, </text:span><text:span text:style-name="T15">с</text:span><text:span text:style-name="T12"> </text:span><text:span text:style-name="T15">кавычками</text:span><text:span text:style-name="T12"> </text:span><text:span text:style-name="T15">проблема</text:span></text:p>
      <text:p text:style-name="P1"><text:span text:style-name="T12">2) </text:span><text:span text:style-name="T15">дополнить</text:span><text:span text:style-name="T12"> </text:span><text:span text:style-name="T15">одно</text:span><text:span text:style-name="T12"> </text:span><text:span text:style-name="T15">поле</text:span><text:span text:style-name="T12"> </text:span><text:span text:style-name="T15">контактные</text:span><text:span text:style-name="T12"> </text:span><text:span text:style-name="T15">данные</text:span><text:span text:style-name="T12"> - </text:span><text:span text:style-name="T15">текст</text:span><text:span text:style-name="T12"> </text:span><text:span text:style-name="T15">ареа</text:span></text:p>
      <text:p text:style-name="P9"><text:span text:style-name="T13">3) </text:span><text:span text:style-name="T16">на</text:span><text:span text:style-name="T13"> </text:span><text:span text:style-name="T16">первой</text:span><text:span text:style-name="T13"> </text:span><text:span text:style-name="T16">странице</text:span><text:span text:style-name="T13">, </text:span><text:span text:style-name="T16">поле</text:span><text:span text:style-name="T13"> </text:span><text:span text:style-name="T16">регистрация</text:span><text:span text:style-name="T13">: </text:span><text:span text:style-name="T16">город</text:span><text:span text:style-name="T13">, </text:span><text:span text:style-name="T16">название</text:span><text:span text:style-name="T13">, </text:span><text:span text:style-name="T16">контакты</text:span><text:span text:style-name="T13"> </text:span><text:span text:style-name="T16">информация</text:span><text:span text:style-name="T13">, </text:span><text:span text:style-name="T16">что</text:span><text:span text:style-name="T13"> </text:span><text:span text:style-name="T16">заинтересовало</text:span><text:span text:style-name="T13">?</text:span></text:p>
      <text:p text:style-name="P9"><text:span text:style-name="T13">4) </text:span><text:span text:style-name="T16">забыл</text:span><text:span text:style-name="T13"> </text:span><text:span text:style-name="T16">пароль</text:span><text:span text:style-name="T13">, </text:span><text:span text:style-name="T16">указал</text:span><text:span text:style-name="T13"> </text:span><text:span text:style-name="T16">почту</text:span><text:span text:style-name="T13">, </text:span><text:span text:style-name="T16">выслали</text:span><text:span text:style-name="T13"> </text:span><text:span text:style-name="T16">на</text:span><text:span text:style-name="T13"> </text:span><text:span text:style-name="T16">почту</text:span><text:span text:style-name="T13"> </text:span><text:span text:style-name="T16">ему</text:span><text:span text:style-name="T13"> </text:span><text:span text:style-name="T16">пароль</text:span></text:p>
      <text:p text:style-name="P9"><text:span text:style-name="T13">5) </text:span><text:span text:style-name="T16">под</text:span><text:span text:style-name="T13"> </text:span><text:span text:style-name="T16">администратором</text:span><text:span text:style-name="T13">, </text:span><text:span text:style-name="T16">войти</text:span><text:span text:style-name="T13"> </text:span><text:span text:style-name="T16">в</text:span><text:span text:style-name="T13"> </text:span><text:span text:style-name="T16">РЭУ</text:span></text:p>
      <text:p text:style-name="P7"/>
      <text:p text:style-name="P1"><text:span text:style-name="T14">Вход</text:span><text:span text:style-name="T11"> </text:span><text:span text:style-name="T14">в</text:span><text:span text:style-name="T11"> </text:span><text:span text:style-name="T14">РЭУ</text:span></text:p>
      <text:p text:style-name="P9"><text:span text:style-name="T13">1) </text:span><text:span text:style-name="T16">Возможность</text:span><text:span text:style-name="T13"> </text:span><text:span text:style-name="T16">запоминать</text:span><text:span text:style-name="T13"> </text:span><text:span text:style-name="T16">несколько</text:span><text:span text:style-name="T13"> </text:span><text:span text:style-name="T16">телефонных</text:span><text:span text:style-name="T13"> </text:span><text:span text:style-name="T16">номеров</text:span><text:span text:style-name="T13"> </text:span><text:span text:style-name="T16">для</text:span><text:span text:style-name="T13"> </text:span><text:span text:style-name="T16">автоинфоромматора</text:span></text:p>
      <text:p text:style-name="P9"><text:span text:style-name="T13">2) </text:span><text:span text:style-name="T16">мобильные</text:span><text:span text:style-name="T13"> </text:span><text:span text:style-name="T16">телефоны</text:span><text:span text:style-name="T13"> </text:span><text:span text:style-name="T16">для</text:span><text:span text:style-name="T13"> </text:span><text:span text:style-name="T16">рассылки</text:span><text:span text:style-name="T13">, </text:span><text:span text:style-name="T16">там</text:span><text:span text:style-name="T13"> </text:span><text:span text:style-name="T16">может</text:span><text:span text:style-name="T13"> </text:span><text:span text:style-name="T16">быть</text:span><text:span text:style-name="T13"> </text:span><text:span text:style-name="T16">несколько</text:span><text:span text:style-name="T13"> </text:span><text:span text:style-name="T16">у</text:span><text:span text:style-name="T13"> </text:span><text:span text:style-name="T16">одного</text:span><text:span text:style-name="T13"> </text:span><text:span text:style-name="T16">лицевого</text:span><text:span text:style-name="T13"> </text:span><text:span text:style-name="T16">счета</text:span></text:p>
      <text:p text:style-name="P9"><text:span text:style-name="T13">3) </text:span><text:span text:style-name="T16">при</text:span><text:span text:style-name="T13"> </text:span><text:span text:style-name="T16">обновлении</text:span><text:span text:style-name="T13"> </text:span><text:span text:style-name="T16">данные</text:span><text:span text:style-name="T13"> </text:span><text:span text:style-name="T16">сохраняются</text:span></text:p>
      <text:p text:style-name="P1"><text:span text:style-name="T12">4) </text:span><text:span text:style-name="T15">фильтр</text:span><text:span text:style-name="T12">: </text:span><text:span text:style-name="T15">многовариантный</text:span><text:span text:style-name="T12"> (+</text:span><text:span text:style-name="T15">добавить</text:span><text:span text:style-name="T12"> </text:span><text:span text:style-name="T15">все</text:span><text:span text:style-name="T12">), </text:span><text:span text:style-name="T15">по</text:span><text:span text:style-name="T12"> </text:span><text:span text:style-name="T15">дому</text:span><text:span text:style-name="T12"> </text:span><text:span text:style-name="T15">фильтр</text:span><text:span text:style-name="T12"> </text:span><text:span text:style-name="T15">через</text:span><text:span text:style-name="T12"> </text:span><text:span text:style-name="T15">запятую</text:span><text:span text:style-name="T12">, </text:span><text:span text:style-name="T15">через</text:span><text:span text:style-name="T12"> </text:span><text:span text:style-name="T15">знак</text:span><text:span text:style-name="T12"> </text:span><text:span text:style-name="T15">тире</text:span><text:span text:style-name="T12"> (</text:span><text:span text:style-name="T15">период</text:span><text:span text:style-name="T12">), </text:span><text:span text:style-name="T15">квартиры</text:span><text:span text:style-name="T12"> </text:span><text:span text:style-name="T15">так</text:span><text:span text:style-name="T12"> </text:span><text:span text:style-name="T15">же</text:span></text:p>
      <text:p text:style-name="P9"><text:span text:style-name="T13">5) </text:span><text:span text:style-name="T16">постраничный</text:span><text:span text:style-name="T13"> </text:span><text:span text:style-name="T16">вывод</text:span></text:p>
      <text:p text:style-name="P1"><text:span text:style-name="T11">6) </text:span><text:span text:style-name="T14">кнопку</text:span><text:span text:style-name="T11"> </text:span><text:span text:style-name="T14">выделить</text:span><text:span text:style-name="T11"> </text:span><text:span text:style-name="T14">все</text:span><text:span text:style-name="T11"> </text:span><text:span text:style-name="T14">убрать</text:span><text:span text:style-name="T11"> </text:span><text:span text:style-name="T14">все</text:span><text:span text:style-name="T11">.</text:span></text:p>
      <text:p text:style-name="P9"><text:span text:style-name="T13">7) </text:span><text:span text:style-name="T16">выводить</text:span><text:span text:style-name="T13"> 25, 50, 75, 100 </text:span><text:span text:style-name="T16">и</text:span><text:span text:style-name="T13"> </text:span><text:span text:style-name="T16">поле</text:span><text:span text:style-name="T13">:</text:span></text:p>
      <text:p text:style-name="P9"><text:span text:style-name="T13">8) </text:span><text:span text:style-name="T16">вывести</text:span><text:span text:style-name="T13"> </text:span><text:span text:style-name="T16">с</text:span><text:span text:style-name="T13"> (</text:span><text:span text:style-name="T16">какого</text:span><text:span text:style-name="T13">)</text:span></text:p>
      <text:p text:style-name="P1"><text:span text:style-name="T12">9) </text:span><text:span text:style-name="T15">до</text:span><text:span text:style-name="T12"> </text:span><text:span text:style-name="T15">кол</text:span><text:span text:style-name="T12">-</text:span><text:span text:style-name="T15">во</text:span><text:span text:style-name="T12"> </text:span><text:span text:style-name="T15">месяцев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, sans-serif" svg:font-family="'arial, sans-serif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9T23:53:44.81</dc:date>
    <dc:creator>Иван Харлампенков</dc:creator>
    <meta:editing-duration>PT10H2M5S</meta:editing-duration>
    <meta:editing-cycles>13</meta:editing-cycles>
    <meta:generator>OpenOffice.org/3.3$Win32 OpenOffice.org_project/330m20$Build-9567</meta:generator>
    <meta:document-statistic meta:table-count="0" meta:image-count="0" meta:object-count="0" meta:page-count="2" meta:paragraph-count="36" meta:word-count="293" meta:character-count="2020"/>
  </office:meta>
</office:document-meta>
</file>